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6574" officeooo:paragraph-rsid="001c6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tson PSU Vermessung:</text:p>
      <text:p text:style-name="P1"><text:tab/>-Tiefe: <text:tab/><text:tab/>6cm</text:p>
      <text:p text:style-name="P1"><text:tab/>-Hoehe:<text:tab/>3cm</text:p>
      <text:p text:style-name="P1"><text:tab/>-Breite:<text:tab/>11cm</text:p>
      <text:p text:style-name="P1"><text:tab/></text:p>
      <text:p text:style-name="P1"><text:tab/>Seite PowerIn: </text:p>
      <text:p text:style-name="P1"><text:tab/><text:tab/>Entlang Tiefe:</text:p>
      <text:p text:style-name="P1"><text:tab/><text:tab/><text:tab/>left-padding: 2.5cm</text:p>
      <text:p text:style-name="P1"><text:tab/><text:tab/><text:tab/>right-padding:0.4cm</text:p>
      <text:p text:style-name="P1"><text:tab/><text:tab/>Entlang Höhe:</text:p>
      <text:p text:style-name="P1"><text:tab/><text:tab/><text:tab/>bottom-padding: 0.4cm</text:p>
      <text:p text:style-name="P1"><text:tab/><text:tab/><text:tab/>top-padding: 0.4cm</text:p>
      <text:p text:style-name="P1"/>
      <text:p text:style-name="P1"><text:tab/>Seite PowerOut:</text:p>
      <text:p text:style-name="P1"/>
      <text:p text:style-name="P1"><text:tab/><text:tab/>Entlang Tiefe:</text:p>
      <text:p text:style-name="P1"><text:tab/><text:tab/><text:tab/>left-padding: 4.5cm</text:p>
      <text:p text:style-name="P1"><text:tab/><text:tab/><text:tab/>right-padding: 0.2cm</text:p>
      <text:p text:style-name="P1"/>
      <text:p text:style-name="P1"><text:tab/><text:tab/>Entlang Höhe:</text:p>
      <text:p text:style-name="P1"><text:tab/><text:tab/><text:tab/>bottom-padding: 0.6cm</text:p>
      <text:p text:style-name="P1"><text:tab/><text:tab/><text:tab/>top-padding: 0.5c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Hoeppke</meta:initial-creator>
    <meta:creation-date>2015-11-27T15:53:34.660562666</meta:creation-date>
    <dc:date>2015-11-27T15:59:44.812659302</dc:date>
    <dc:creator>Christoph Hoeppke</dc:creator>
    <meta:editing-duration>P0D</meta:editing-duration>
    <meta:editing-cycles>1</meta:editing-cycles>
    <meta:document-statistic meta:table-count="0" meta:image-count="0" meta:object-count="0" meta:page-count="1" meta:paragraph-count="19" meta:word-count="36" meta:character-count="336" meta:non-whitespace-character-count="277"/>
    <meta:generator>LibreOffice/4.2.8.2$Linux_X86_64 LibreOffice_project/420$Build-2</meta:generator>
  </office:meta>
</office:document-meta>
</file>